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bold" fo:font-family="Aptos" style:font-family-asian="Aptos" style:font-family-complex="Aptos" fo:background-color="transparent" style:use-window-font-color="true"/>
    </style:style>
    <style:style style:name="T3" style:family="text">
      <style:text-properties fo:font-size="11.00pt" fo:font-weight="bold" fo:font-family="Aptos" style:font-family-asian="Aptos" style:font-family-complex="Aptos" fo:background-color="transparent" style:use-window-font-color="true"/>
    </style:style>
    <style:style style:name="T4" style:family="text">
      <style:text-properties fo:font-size="11.00pt" fo:font-weight="normal" fo:font-family="Aptos" style:font-family-asian="Aptos" style:font-family-complex="Aptos" fo:background-color="transparent" style:use-window-font-color="true"/>
    </style:style>
    <style:style style:name="T5" style:family="text">
      <style:text-properties fo:font-size="11.00pt" fo:font-weight="bold" fo:font-family="Aptos" style:font-family-asian="Aptos" style:font-family-complex="Aptos" fo:background-color="transparent" style:use-window-font-color="true"/>
    </style:style>
    <style:style style:name="T6" style:family="text">
      <style:text-properties fo:font-size="11.00pt" fo:font-weight="normal" fo:font-family="Aptos" style:font-family-asian="Aptos" style:font-family-complex="Aptos" fo:background-color="transparent" style:use-window-font-color="true"/>
    </style:style>
    <style:style style:name="T7" style:family="text">
      <style:text-properties fo:font-size="11.00pt" fo:font-weight="bold" fo:font-family="Aptos" style:font-family-asian="Aptos" style:font-family-complex="Aptos" fo:background-color="transparent" style:use-window-font-color="true"/>
    </style:style>
    <style:style style:name="T8" style:family="text">
      <style:text-properties fo:font-size="11.00pt" fo:font-weight="normal" fo:font-family="Aptos" style:font-family-asian="Aptos" style:font-family-complex="Aptos" fo:background-color="transparent" style:use-window-font-color="true"/>
    </style:style>
    <style:style style:name="T9" style:family="text">
      <style:text-properties fo:font-size="11.00pt" fo:font-weight="bold" fo:font-family="Aptos" style:font-family-asian="Aptos" style:font-family-complex="Aptos" fo:background-color="transparent" style:use-window-font-color="true"/>
    </style:style>
    <style:style style:name="T10" style:family="text">
      <style:text-properties fo:font-size="11.00pt" fo:font-weight="normal" fo:font-family="Aptos" style:font-family-asian="Aptos" style:font-family-complex="Apto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Aptos" style:font-family-asian="Aptos" style:font-family-complex="Aptos" fo:background-color="transparent" style:use-window-font-color="true"/>
    </style:style>
    <style:style style:name="T13" style:family="text">
      <style:text-properties fo:font-size="12.00pt" fo:font-weight="bold" fo:font-family="'Aptos Display'" style:font-family-asian="'Aptos Display'" style:font-family-complex="'Aptos Display'" fo:background-color="transparent" fo:color="#0f4761" fo:font-style="italic"/>
    </style:style>
    <style:style style:name="T14" style:family="text">
      <style:text-properties fo:font-size="11.00pt" fo:font-weight="normal" fo:font-family="Aptos" style:font-family-asian="Aptos" style:font-family-complex="Aptos" fo:background-color="transparent" style:use-window-font-color="true"/>
    </style:style>
    <style:style style:name="T15" style:family="text">
      <style:text-properties fo:font-size="11.00pt" fo:font-weight="bold" fo:font-family="Aptos" style:font-family-asian="Aptos" style:font-family-complex="Aptos" fo:background-color="transparent" style:use-window-font-color="true"/>
    </style:style>
    <style:style style:name="T16" style:family="text">
      <style:text-properties fo:font-size="11.00pt" fo:font-weight="normal" fo:font-family="Aptos" style:font-family-asian="Aptos" style:font-family-complex="Aptos" fo:background-color="transparent" style:use-window-font-color="true"/>
    </style:style>
    <style:style style:name="T17" style:family="text">
      <style:text-properties fo:font-size="11.00pt" fo:font-weight="bold" fo:font-family="Aptos" style:font-family-asian="Aptos" style:font-family-complex="Aptos" fo:background-color="transparent" style:use-window-font-color="true"/>
    </style:style>
    <style:style style:name="T18" style:family="text">
      <style:text-properties fo:font-size="11.00pt" fo:font-weight="normal" fo:font-family="Aptos" style:font-family-asian="Aptos" style:font-family-complex="Aptos" fo:background-color="transparent" style:use-window-font-color="true"/>
    </style:style>
    <style:style style:name="T19" style:family="text">
      <style:text-properties fo:font-size="11.00pt" fo:font-weight="bold" fo:font-family="Aptos" style:font-family-asian="Aptos" style:font-family-complex="Aptos" fo:background-color="transparent" style:use-window-font-color="true"/>
    </style:style>
    <style:style style:name="T20" style:family="text">
      <style:text-properties fo:font-size="11.00pt" fo:font-weight="normal" fo:font-family="Aptos" style:font-family-asian="Aptos" style:font-family-complex="Aptos" fo:background-color="transparent" style:use-window-font-color="true"/>
    </style:style>
    <style:style style:name="T21" style:family="text">
      <style:text-properties fo:font-size="11.00pt" fo:font-weight="bold" fo:font-family="Aptos" style:font-family-asian="Aptos" style:font-family-complex="Aptos" fo:background-color="transparent" style:use-window-font-color="true"/>
    </style:style>
    <style:style style:name="T22" style:family="text">
      <style:text-properties fo:font-size="11.00pt" fo:font-weight="normal" fo:font-family="Aptos" style:font-family-asian="Aptos" style:font-family-complex="Aptos" fo:background-color="transparent" style:use-window-font-color="true"/>
    </style:style>
    <style:style style:name="T23" style:family="text">
      <style:text-properties fo:font-size="11.00pt" fo:font-weight="bold" fo:font-family="Aptos" style:font-family-asian="Aptos" style:font-family-complex="Aptos" fo:background-color="transparent" style:use-window-font-color="true"/>
    </style:style>
    <style:style style:name="T24" style:family="text">
      <style:text-properties fo:font-size="11.00pt" fo:font-weight="normal" fo:font-family="Aptos" style:font-family-asian="Aptos" style:font-family-complex="Aptos" fo:background-color="transparent" style:use-window-font-color="true"/>
    </style:style>
    <style:style style:name="T25" style:family="text">
      <style:text-properties fo:font-size="11.00pt" fo:font-weight="bold" fo:font-family="Aptos" style:font-family-asian="Aptos" style:font-family-complex="Aptos" fo:background-color="transparent" style:use-window-font-color="true"/>
    </style:style>
    <style:style style:name="T26" style:family="text">
      <style:text-properties fo:font-size="11.00pt" fo:font-weight="normal" fo:font-family="Aptos" style:font-family-asian="Aptos" style:font-family-complex="Aptos" fo:background-color="transparent" style:use-window-font-color="true"/>
    </style:style>
    <style:style style:name="T27" style:family="text">
      <style:text-properties fo:font-size="11.00pt" fo:font-weight="bold" fo:font-family="Aptos" style:font-family-asian="Aptos" style:font-family-complex="Aptos" fo:background-color="transparent" style:use-window-font-color="true"/>
    </style:style>
    <style:style style:name="T28" style:family="text">
      <style:text-properties fo:font-size="11.00pt" fo:font-weight="normal" fo:font-family="Aptos" style:font-family-asian="Aptos" style:font-family-complex="Aptos" fo:background-color="transparent" style:use-window-font-color="true"/>
    </style:style>
    <style:style style:name="T29" style:family="text">
      <style:text-properties fo:font-size="11.00pt" fo:font-weight="bold" fo:font-family="Aptos" style:font-family-asian="Aptos" style:font-family-complex="Aptos" fo:background-color="transparent" style:use-window-font-color="true"/>
    </style:style>
    <style:style style:name="T30" style:family="text">
      <style:text-properties fo:font-size="11.00pt" fo:font-weight="normal" fo:font-family="Aptos" style:font-family-asian="Aptos" style:font-family-complex="Aptos" fo:background-color="transparent" style:use-window-font-color="true"/>
    </style:style>
    <style:style style:name="T31" style:family="text">
      <style:text-properties fo:font-size="11.00pt" fo:font-weight="bold" fo:font-family="Aptos" style:font-family-asian="Aptos" style:font-family-complex="Aptos" fo:background-color="transparent" style:use-window-font-color="true"/>
    </style:style>
    <style:style style:name="T32" style:family="text">
      <style:text-properties fo:font-size="11.00pt" fo:font-weight="normal" fo:font-family="Aptos" style:font-family-asian="Aptos" style:font-family-complex="Aptos" fo:background-color="transparent" style:use-window-font-color="true"/>
    </style:style>
    <style:style style:name="T33" style:family="text">
      <style:text-properties fo:font-size="11.00pt" fo:font-weight="bold" fo:font-family="Aptos" style:font-family-asian="Aptos" style:font-family-complex="Aptos" fo:background-color="transparent" style:use-window-font-color="true"/>
    </style:style>
    <style:style style:name="T34" style:family="text">
      <style:text-properties fo:font-size="11.00pt" fo:font-weight="normal" fo:font-family="Aptos" style:font-family-asian="Aptos" style:font-family-complex="Aptos" fo:background-color="transparent" style:use-window-font-color="true"/>
    </style:style>
    <style:style style:name="T35" style:family="text">
      <style:text-properties fo:font-size="11.00pt" fo:font-weight="bold" fo:font-family="Aptos" style:font-family-asian="Aptos" style:font-family-complex="Aptos" fo:background-color="transparent" style:use-window-font-color="true"/>
    </style:style>
    <style:style style:name="T36" style:family="text">
      <style:text-properties fo:font-size="11.00pt" fo:font-weight="normal" fo:font-family="Aptos" style:font-family-asian="Aptos" style:font-family-complex="Aptos" fo:background-color="transparent" style:use-window-font-color="true"/>
    </style:style>
    <style:style style:name="T37" style:family="text">
      <style:text-properties fo:font-size="11.00pt" fo:font-weight="bold" fo:font-family="Aptos" style:font-family-asian="Aptos" style:font-family-complex="Aptos" fo:background-color="transparent" style:use-window-font-color="true"/>
    </style:style>
    <style:style style:name="T38" style:family="text">
      <style:text-properties fo:font-size="11.00pt" fo:font-weight="normal" fo:font-family="Aptos" style:font-family-asian="Aptos" style:font-family-complex="Apto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bold" fo:font-family="'Aptos Display'" style:font-family-asian="'Aptos Display'" style:font-family-complex="'Aptos Display'" fo:background-color="transparent" fo:color="#2e74b5" fo:font-style="italic"/>
    </style:style>
    <style:style style:name="T41" style:family="text">
      <style:text-properties fo:font-size="11.00pt" fo:font-weight="normal" fo:font-family="Aptos" style:font-family-asian="Aptos" style:font-family-complex="Aptos" fo:background-color="transparent" style:use-window-font-color="true"/>
    </style:style>
    <style:style style:name="T42" style:family="text">
      <style:text-properties fo:font-size="11.00pt" fo:font-weight="bold" fo:font-family="Aptos" style:font-family-asian="Aptos" style:font-family-complex="Aptos" fo:background-color="transparent" style:use-window-font-color="true"/>
    </style:style>
    <style:style style:name="T43" style:family="text">
      <style:text-properties fo:font-size="11.00pt" fo:font-weight="normal" fo:font-family="Aptos" style:font-family-asian="Aptos" style:font-family-complex="Aptos" fo:background-color="transparent" style:use-window-font-color="true"/>
    </style:style>
    <style:style style:name="T44" style:family="text">
      <style:text-properties fo:font-size="11.00pt" fo:font-weight="bold" fo:font-family="Aptos" style:font-family-asian="Aptos" style:font-family-complex="Aptos" fo:background-color="transparent" style:use-window-font-color="true"/>
    </style:style>
    <style:style style:name="T45" style:family="text">
      <style:text-properties fo:font-size="11.00pt" fo:font-weight="normal" fo:font-family="Aptos" style:font-family-asian="Aptos" style:font-family-complex="Aptos" fo:background-color="transparent" style:use-window-font-color="true"/>
    </style:style>
    <style:style style:name="T46" style:family="text">
      <style:text-properties fo:font-size="11.00pt" fo:font-weight="bold" fo:font-family="Aptos" style:font-family-asian="Aptos" style:font-family-complex="Aptos" fo:background-color="transparent" style:use-window-font-color="true"/>
    </style:style>
    <style:style style:name="T47" style:family="text">
      <style:text-properties fo:font-size="11.00pt" fo:font-weight="normal" fo:font-family="Aptos" style:font-family-asian="Aptos" style:font-family-complex="Aptos" fo:background-color="transparent" style:use-window-font-color="true"/>
    </style:style>
    <style:style style:name="T48" style:family="text">
      <style:text-properties fo:font-size="11.00pt" fo:font-weight="bold" fo:font-family="Aptos" style:font-family-asian="Aptos" style:font-family-complex="Aptos" fo:background-color="transparent" style:use-window-font-color="true"/>
    </style:style>
    <style:style style:name="T49" style:family="text">
      <style:text-properties fo:font-size="11.00pt" fo:font-weight="normal" fo:font-family="Aptos" style:font-family-asian="Aptos" style:font-family-complex="Apto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ptos" style:font-family-asian="Aptos" style:font-family-complex="Aptos" fo:background-color="transparent" style:use-window-font-color="true"/>
    </style:style>
    <style:style style:name="T52" style:family="text">
      <style:text-properties fo:font-size="11.00pt" fo:font-weight="bold" fo:font-family="Aptos" style:font-family-asian="Aptos" style:font-family-complex="Aptos" fo:background-color="transparent" style:use-window-font-color="true"/>
    </style:style>
    <style:style style:name="T53" style:family="text">
      <style:text-properties fo:font-size="11.00pt" fo:font-weight="normal" fo:font-family="Aptos" style:font-family-asian="Aptos" style:font-family-complex="Aptos" fo:background-color="transparent" style:use-window-font-color="true"/>
    </style:style>
    <style:style style:name="T54" style:family="text">
      <style:text-properties fo:font-size="11.00pt" fo:font-weight="bold" fo:font-family="Aptos" style:font-family-asian="Aptos" style:font-family-complex="Aptos" fo:background-color="transparent" style:use-window-font-color="true"/>
    </style:style>
    <style:style style:name="T55" style:family="text">
      <style:text-properties fo:font-size="11.00pt" fo:font-weight="normal" fo:font-family="Aptos" style:font-family-asian="Aptos" style:font-family-complex="Aptos"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bold" fo:font-family="Aptos" style:font-family-asian="Aptos" style:font-family-complex="Aptos" fo:background-color="transparent" style:use-window-font-color="true"/>
    </style:style>
    <style:style style:name="T58" style:family="text">
      <style:text-properties fo:font-size="11.00pt" fo:font-weight="bold" fo:font-family="Aptos" style:font-family-asian="Aptos" style:font-family-complex="Aptos" fo:background-color="transparent" style:use-window-font-color="true"/>
    </style:style>
    <style:style style:name="T59" style:family="text">
      <style:text-properties fo:font-size="11.00pt" fo:font-weight="normal" fo:font-family="Aptos" style:font-family-asian="Aptos" style:font-family-complex="Aptos"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Aptos" style:font-family-asian="Aptos" style:font-family-complex="Aptos" fo:background-color="transparent" style:use-window-font-color="true"/>
    </style:style>
    <style:style style:name="T62" style:family="text">
      <style:text-properties fo:font-size="11.00pt" fo:font-weight="normal" fo:font-family="Aptos" style:font-family-asian="Aptos" style:font-family-complex="Apto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Aptos" style:font-family-asian="Aptos" style:font-family-complex="Aptos" fo:background-color="transparent" style:use-window-font-color="true"/>
    </style:style>
    <style:style style:name="T65" style:family="text">
      <style:text-properties fo:font-size="11.00pt" fo:font-weight="normal" fo:font-family="Aptos" style:font-family-asian="Aptos" style:font-family-complex="Aptos"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Aptos" style:font-family-asian="Aptos" style:font-family-complex="Aptos" fo:background-color="transparent" style:use-window-font-color="true"/>
    </style:style>
    <style:style style:name="T68" style:family="text">
      <style:text-properties fo:font-size="11.00pt" fo:font-weight="normal" fo:font-family="Aptos" style:font-family-asian="Aptos" style:font-family-complex="Aptos"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Aptos Display'" style:font-family-asian="'Aptos Display'" style:font-family-complex="'Aptos Display'" fo:background-color="transparent" fo:color="#2e74b5" fo:font-style="italic"/>
    </style:style>
    <style:style style:name="T71" style:family="text">
      <style:text-properties fo:font-size="11.00pt" fo:font-weight="bold" fo:font-family="Aptos" style:font-family-asian="Aptos" style:font-family-complex="Aptos" fo:background-color="transparent" style:use-window-font-color="true"/>
    </style:style>
    <style:style style:name="T72" style:family="text">
      <style:text-properties fo:font-size="11.00pt" fo:font-weight="normal" fo:font-family="Aptos" style:font-family-asian="Aptos" style:font-family-complex="Aptos"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ptos" style:font-family-asian="Aptos" style:font-family-complex="Aptos" fo:background-color="transparent" style:use-window-font-color="true"/>
    </style:style>
    <style:style style:name="T75" style:family="text">
      <style:text-properties fo:font-size="11.00pt" fo:font-weight="bold" fo:font-family="Aptos" style:font-family-asian="Aptos" style:font-family-complex="Aptos" fo:background-color="transparent" style:use-window-font-color="true"/>
    </style:style>
    <style:style style:name="T76" style:family="text">
      <style:text-properties fo:font-size="11.00pt" fo:font-weight="normal" fo:font-family="Aptos" style:font-family-asian="Aptos" style:font-family-complex="Aptos"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Aptos" style:font-family-asian="Aptos" style:font-family-complex="Aptos" fo:background-color="transparent" style:use-window-font-color="true"/>
    </style:style>
    <style:style style:name="T79" style:family="text">
      <style:text-properties fo:font-size="11.00pt" fo:font-weight="bold" fo:font-family="Aptos" style:font-family-asian="Aptos" style:font-family-complex="Aptos" fo:background-color="transparent" style:use-window-font-color="true"/>
    </style:style>
    <style:style style:name="T80" style:family="text">
      <style:text-properties fo:font-size="11.00pt" fo:font-weight="normal" fo:font-family="Aptos" style:font-family-asian="Aptos" style:font-family-complex="Aptos"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Aptos" style:font-family-asian="Aptos" style:font-family-complex="Aptos"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Aptos" style:font-family-asian="Aptos" style:font-family-complex="Aptos" fo:background-color="transparent" style:use-window-font-color="true"/>
    </style:style>
    <style:style style:name="T85" style:family="text">
      <style:text-properties fo:font-size="11.00pt" fo:font-weight="bold" fo:font-family="Aptos" style:font-family-asian="Aptos" style:font-family-complex="Aptos" fo:background-color="transparent" style:use-window-font-color="true"/>
    </style:style>
    <style:style style:name="T86" style:family="text">
      <style:text-properties fo:font-size="11.00pt" fo:font-weight="normal" fo:font-family="Aptos" style:font-family-asian="Aptos" style:font-family-complex="Aptos"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Aptos" style:font-family-asian="Aptos" style:font-family-complex="Aptos"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Aptos Display'" style:font-family-asian="'Aptos Display'" style:font-family-complex="'Aptos Display'" fo:background-color="transparent" fo:color="#2e74b5" fo:font-style="italic"/>
    </style:style>
    <style:style style:name="T91" style:family="text">
      <style:text-properties fo:font-size="12.00pt" fo:font-weight="normal" fo:font-family="Aptos" style:font-family-asian="Aptos" style:font-family-complex="Aptos" fo:background-color="transparent" style:use-window-font-color="true"/>
    </style:style>
    <style:style style:name="T92" style:family="text">
      <style:text-properties fo:font-size="11.00pt" fo:font-weight="normal" fo:font-family="Aptos" style:font-family-asian="Aptos" style:font-family-complex="Aptos" fo:background-color="transparent" style:use-window-font-color="true"/>
    </style:style>
    <style:style style:name="T93" style:family="text">
      <style:text-properties fo:font-size="12.00pt" fo:font-weight="normal" fo:font-family="Aptos" style:font-family-asian="Aptos" style:font-family-complex="Aptos" fo:background-color="transparent" style:use-window-font-color="true"/>
    </style:style>
    <style:style style:name="T94" style:family="text">
      <style:text-properties fo:font-size="12.00pt" fo:font-weight="bold" fo:font-family="'Aptos Display'" style:font-family-asian="'Aptos Display'" style:font-family-complex="'Aptos Display'" fo:background-color="transparent" fo:color="#2e74b5" fo:font-style="italic"/>
    </style:style>
    <style:style style:name="T95" style:family="text">
      <style:text-properties fo:font-size="11.00pt" fo:font-weight="normal" fo:font-family="Aptos" style:font-family-asian="Aptos" style:font-family-complex="Aptos" fo:background-color="transparent" style:use-window-font-color="true"/>
    </style:style>
    <style:style style:name="T96" style:family="text">
      <style:text-properties fo:font-size="11.00pt" fo:font-weight="bold" fo:font-family="Aptos" style:font-family-asian="Aptos" style:font-family-complex="Aptos" fo:background-color="transparent" style:use-window-font-color="true"/>
    </style:style>
    <style:style style:name="T97" style:family="text">
      <style:text-properties fo:font-size="11.00pt" fo:font-weight="normal" fo:font-family="Aptos" style:font-family-asian="Aptos" style:font-family-complex="Aptos" fo:background-color="transparent" style:use-window-font-color="true"/>
    </style:style>
    <style:style style:name="T98" style:family="text">
      <style:text-properties fo:font-size="11.00pt" fo:font-weight="normal" fo:font-family="Aptos" style:font-family-asian="Aptos" style:font-family-complex="Aptos" fo:background-color="transparent" style:use-window-font-color="true"/>
    </style:style>
    <style:style style:name="T99" style:family="text">
      <style:text-properties fo:font-size="11.00pt" fo:font-weight="normal" fo:font-family="Aptos" style:font-family-asian="Aptos" style:font-family-complex="Aptos"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Aptos" style:font-family-asian="Aptos" style:font-family-complex="Aptos"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bold" fo:font-family="Aptos" style:font-family-asian="Aptos" style:font-family-complex="Aptos"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bold" fo:font-family="Aptos" style:font-family-asian="Aptos" style:font-family-complex="Aptos" fo:background-color="transparent" style:use-window-font-color="true"/>
    </style:style>
    <style:style style:name="T106" style:family="text">
      <style:text-properties fo:font-size="11.00pt" fo:font-weight="normal" fo:font-family="Aptos" style:font-family-asian="Aptos" style:font-family-complex="Aptos" fo:background-color="transparent" style:use-window-font-color="true"/>
    </style:style>
    <style:style style:name="T107" style:family="text">
      <style:text-properties fo:font-size="12.00pt" fo:font-weight="bold" fo:font-family="Aptos" style:font-family-asian="Aptos" style:font-family-complex="Aptos"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bold" fo:font-family="Aptos" style:font-family-asian="Aptos" style:font-family-complex="Aptos" fo:background-color="transparent" style:use-window-font-color="true"/>
    </style:style>
    <style:style style:name="T110" style:family="text">
      <style:text-properties fo:font-size="12.00pt" fo:font-weight="bold" fo:font-family="Calibri" style:font-family-asian="Calibri" style:font-family-complex="Calibri" fo:background-color="transparent" style:use-window-font-color="true"/>
    </style:style>
    <style:style style:name="T111" style:family="text">
      <style:text-properties fo:font-size="12.00pt" fo:font-weight="bold" fo:font-family="Calibri" style:font-family-asian="Calibri" style:font-family-complex="Calibri" fo:background-color="transparent" style:use-window-font-color="true"/>
    </style:style>
    <style:style style:name="T112" style:family="text">
      <style:text-properties fo:font-size="12.00pt" fo:font-weight="bold" fo:font-family="Aptos" style:font-family-asian="Aptos" style:font-family-complex="Aptos" fo:background-color="transparent" style:use-window-font-color="true"/>
    </style:style>
    <style:style style:name="T113" style:family="text">
      <style:text-properties fo:font-size="12.00pt" fo:font-weight="bold" fo:font-family="Calibri" style:font-family-asian="Calibri" style:font-family-complex="Calibri" fo:background-color="transparent" style:use-window-font-color="true"/>
    </style:style>
    <style:style style:name="T114" style:family="text">
      <style:text-properties fo:font-size="12.00pt" fo:font-weight="bold" fo:font-family="Calibri" style:font-family-asian="Calibri" style:font-family-complex="Calibri" fo:background-color="transparent" style:use-window-font-color="true"/>
    </style:style>
    <style:style style:name="T115" style:family="text">
      <style:text-properties fo:font-size="12.00pt" fo:font-weight="bold" fo:font-family="Aptos" style:font-family-asian="Aptos" style:font-family-complex="Aptos"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bold" fo:font-family="Aptos" style:font-family-asian="Aptos" style:font-family-complex="Aptos"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bold" fo:font-family="Aptos" style:font-family-asian="Aptos" style:font-family-complex="Aptos"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bold" fo:font-family="Aptos" style:font-family-asian="Aptos" style:font-family-complex="Aptos"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bold" fo:font-family="Aptos" style:font-family-asian="Aptos" style:font-family-complex="Aptos"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bold" fo:font-family="Aptos" style:font-family-asian="Aptos" style:font-family-complex="Aptos" fo:background-color="transparent" style:use-window-font-color="true"/>
    </style:style>
    <style:style style:name="P1" style:family="paragraph">
      <style:paragraph-properties fo:line-height="150.00%" fo:text-align="left" fo:margin-top="12.00pt" fo:margin-bottom="12.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50.00%" fo:text-align="left" fo:margin-top="12.00pt" fo:margin-bottom="12.00pt"/>
    </style:style>
    <style:style style:name="P3" style:family="paragraph">
      <style:paragraph-properties fo:line-height="150.00%" fo:text-align="left" fo:margin-top="12.00pt" fo:margin-bottom="12.00pt"/>
    </style:style>
    <style:style style:name="P4" style:family="paragraph">
      <style:paragraph-properties fo:line-height="150.00%" fo:text-align="left" fo:margin-bottom="8.00pt"/>
    </style:style>
    <style:style style:name="P5" style:family="paragraph">
      <style:paragraph-properties fo:line-height="150.00%" fo:text-align="left" fo:margin-top="12.00pt" fo:margin-bottom="12.00pt"/>
    </style:style>
    <style:style style:name="P6" style:family="paragraph">
      <style:paragraph-properties fo:line-height="150.00%" fo:text-align="left" fo:margin-top="15.95pt" fo:margin-bottom="15.95pt"/>
    </style:style>
    <style:style style:name="P7" style:family="paragraph">
      <style:paragraph-properties fo:line-height="150.00%" fo:text-align="left" fo:margin-bottom="8.00pt"/>
    </style:style>
    <style:style style:name="P8" style:family="paragraph">
      <style:paragraph-properties fo:line-height="150.00%" fo:text-align="left" fo:margin-top="12.00pt" fo:margin-bottom="12.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50.00%" fo:text-align="left"/>
    </style:style>
    <style:style style:name="P10" style:family="paragraph">
      <style:paragraph-properties fo:line-height="150.00%" fo:text-align="left" fo:margin-left="36.00pt" fo:text-indent="0.00pt"/>
    </style:style>
    <style:style style:name="P11" style:family="paragraph">
      <style:paragraph-properties fo:line-height="150.00%" fo:text-align="left" fo:margin-top="15.95pt" fo:margin-bottom="15.95pt"/>
    </style:style>
    <style:style style:name="P12" style:family="paragraph">
      <style:paragraph-properties fo:line-height="150.00%" fo:text-align="left" fo:margin-left="36.00pt" fo:text-indent="0.00pt" fo:margin-top="12.00pt" fo:margin-bottom="12.00pt"/>
    </style:style>
    <style:style style:name="P13" style:family="paragraph">
      <style:paragraph-properties fo:line-height="150.00%" fo:text-align="left" fo:margin-top="12.00pt" fo:margin-bottom="12.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50.00%" fo:text-align="left"/>
    </style:style>
    <style:style style:name="P15" style:family="paragraph">
      <style:paragraph-properties fo:line-height="150.00%" fo:text-align="left" fo:margin-left="36.00pt" fo:text-indent="0.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50.00%" fo:text-align="left"/>
    </style:style>
    <style:style style:name="P17" style:family="paragraph">
      <style:paragraph-properties fo:line-height="150.00%" fo:text-align="left" fo:margin-left="36.00pt" fo:text-indent="0.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50.00%" fo:text-align="left"/>
    </style:style>
    <style:style style:name="P19" style:family="paragraph">
      <style:paragraph-properties fo:line-height="150.00%" fo:text-align="left" fo:margin-left="36.00pt" fo:text-indent="0.00pt"/>
    </style:style>
    <style:style style:name="P20" style:family="paragraph">
      <style:paragraph-properties fo:line-height="150.00%" fo:text-align="left" fo:margin-top="12.00pt" fo:margin-bottom="12.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50.00%" fo:text-align="left"/>
    </style:style>
    <style:style style:name="P22" style:family="paragraph">
      <style:paragraph-properties fo:line-height="150.00%" fo:text-align="left" fo:margin-left="36.00pt" fo:text-indent="0.00pt" fo:margin-bottom="8.00pt"/>
    </style:style>
    <style:style style:name="P23" style:family="paragraph">
      <style:paragraph-properties fo:line-height="150.00%" fo:text-align="left" fo:margin-top="15.95pt" fo:margin-bottom="15.95pt"/>
    </style:style>
    <style:style style:name="P24" style:family="paragraph">
      <style:paragraph-properties fo:line-height="150.00%" fo:text-align="left" fo:margin-top="12.00pt" fo:margin-bottom="12.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50.00%" fo:text-align="left"/>
    </style:style>
    <style:style style:name="P26" style:family="paragraph">
      <style:paragraph-properties fo:line-height="150.00%" fo:text-align="left" fo:margin-left="36.00pt" fo:text-indent="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50.00%" fo:text-align="left"/>
    </style:style>
    <style:style style:name="P28" style:family="paragraph">
      <style:paragraph-properties fo:line-height="150.00%" fo:text-align="left" fo:margin-top="12.00pt" fo:margin-bottom="12.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50.00%" fo:text-align="left"/>
    </style:style>
    <style:style style:name="P30" style:family="paragraph">
      <style:paragraph-properties fo:line-height="150.00%" fo:text-align="left" fo:margin-left="36.00pt" fo:text-indent="0.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50.00%" fo:text-align="left"/>
    </style:style>
    <style:style style:name="P32" style:family="paragraph">
      <style:paragraph-properties fo:line-height="150.00%" fo:text-align="left" fo:margin-top="12.00pt" fo:margin-bottom="12.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50.00%" fo:text-align="left"/>
    </style:style>
    <style:style style:name="P34" style:family="paragraph">
      <style:paragraph-properties fo:line-height="150.00%" fo:text-align="left" fo:margin-left="36.00pt" fo:text-indent="0.00p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50.00%" fo:text-align="left"/>
    </style:style>
    <style:style style:name="P36" style:family="paragraph">
      <style:paragraph-properties fo:line-height="150.00%" fo:text-align="left" fo:margin-left="36.00pt" fo:text-indent="0.00pt"/>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50.00%" fo:text-align="left"/>
    </style:style>
    <style:style style:name="P38" style:family="paragraph">
      <style:paragraph-properties fo:line-height="150.00%" fo:text-align="left" fo:margin-top="12.00pt" fo:margin-bottom="12.00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50.00%" fo:text-align="left"/>
    </style:style>
    <style:style style:name="P40" style:family="paragraph">
      <style:paragraph-properties fo:line-height="150.00%" fo:text-align="left" fo:margin-left="36.00pt" fo:text-indent="0.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50.00%" fo:text-align="left"/>
    </style:style>
    <style:style style:name="P42" style:family="paragraph">
      <style:paragraph-properties fo:line-height="100.00%" fo:text-align="left" fo:margin-left="36.00pt" fo:text-indent="0.00pt"/>
    </style:style>
    <style:style style:name="P43" style:family="paragraph">
      <style:paragraph-properties fo:line-height="100.00%" fo:text-align="left" fo:margin-top="15.95pt" fo:margin-bottom="15.95pt"/>
    </style:style>
    <style:style style:name="P44" style:family="paragraph">
      <style:paragraph-properties fo:line-height="100.00%" fo:text-align="left"/>
    </style:style>
    <style:style style:name="P45" style:family="paragraph">
      <style:paragraph-properties fo:line-height="100.00%" fo:text-align="left"/>
    </style:style>
    <style:style style:name="P46" style:family="paragraph">
      <style:paragraph-properties fo:line-height="100.00%" fo:text-align="left"/>
    </style:style>
    <style:style style:name="P47" style:family="paragraph">
      <style:paragraph-properties fo:line-height="150.00%" fo:text-align="left" fo:margin-top="12.00pt" fo:margin-bottom="12.00pt"/>
    </style:style>
    <style:style style:name="P48" style:family="paragraph">
      <style:paragraph-properties fo:line-height="150.00%" fo:text-align="left" fo:margin-left="36.00pt" fo:text-indent="0.00pt" fo:margin-top="12.00pt" fo:margin-bottom="12.00pt"/>
    </style:style>
    <style:style style:name="P49" style:family="paragraph">
      <style:paragraph-properties fo:line-height="150.00%" fo:text-align="left" fo:margin-top="12.00pt" fo:margin-bottom="12.00pt"/>
    </style:style>
    <style:style style:name="P50" style:family="paragraph">
      <style:paragraph-properties fo:line-height="150.00%" fo:text-align="left" fo:margin-left="36.00pt" fo:text-indent="0.00pt" fo:margin-top="12.00pt" fo:margin-bottom="12.00pt"/>
    </style:style>
    <style:style style:name="P51" style:family="paragraph">
      <style:paragraph-properties fo:line-height="150.00%" fo:text-align="left" fo:margin-top="12.00pt" fo:margin-bottom="12.00pt"/>
    </style:style>
    <style:style style:name="P52" style:family="paragraph">
      <style:paragraph-properties fo:line-height="150.00%" fo:text-align="left" fo:margin-left="0.00pt" fo:text-indent="35.40pt" fo:margin-top="12.00pt" fo:margin-bottom="12.00pt"/>
    </style:style>
    <style:style style:name="P53" style:family="paragraph">
      <style:paragraph-properties fo:line-height="150.00%" fo:text-align="left" fo:margin-top="12.00pt" fo:margin-bottom="12.00pt"/>
    </style:style>
    <style:style style:name="P54" style:family="paragraph">
      <style:paragraph-properties fo:line-height="150.00%" fo:text-align="left" fo:margin-left="0.00pt" fo:text-indent="35.40pt" fo:margin-top="12.00pt" fo:margin-bottom="12.00pt"/>
    </style:style>
    <style:style style:name="P55" style:family="paragraph">
      <style:paragraph-properties fo:line-height="150.00%" fo:text-align="left" fo:margin-left="35.40pt" fo:text-indent="35.40pt" fo:margin-top="12.00pt" fo:margin-bottom="12.00pt"/>
    </style:style>
    <style:style style:name="P56" style:family="paragraph">
      <style:paragraph-properties fo:line-height="150.00%" fo:text-align="left" fo:margin-left="0.00pt" fo:text-indent="35.40pt" fo:margin-top="12.00pt" fo:margin-bottom="12.00pt"/>
    </style:style>
    <style:style style:name="P57" style:family="paragraph">
      <style:paragraph-properties fo:line-height="150.00%" fo:text-align="left" fo:margin-left="35.40pt" fo:text-indent="35.40pt" fo:margin-top="12.00pt" fo:margin-bottom="12.00pt"/>
    </style:style>
    <style:style style:name="P58" style:family="paragraph">
      <style:paragraph-properties fo:line-height="150.00%" fo:text-align="left" fo:margin-left="0.00pt" fo:text-indent="35.40pt" fo:margin-top="12.00pt" fo:margin-bottom="12.00pt"/>
    </style:style>
    <style:style style:name="P59" style:family="paragraph">
      <style:paragraph-properties fo:line-height="150.00%" fo:text-align="left" fo:margin-left="35.40pt" fo:text-indent="35.40pt" fo:margin-top="12.00pt" fo:margin-bottom="12.00pt"/>
    </style:style>
    <style:style style:name="P60" style:family="paragraph">
      <style:paragraph-properties fo:line-height="150.00%" fo:text-align="left" fo:margin-left="0.00pt" fo:text-indent="35.40pt" fo:margin-top="12.00pt" fo:margin-bottom="12.00pt"/>
    </style:style>
  </office:automatic-styles>
  <office:body>
    <office:text>
      <text:p text:style-name="P1"><text:span text:style-name="T1"/></text:p>
      <text:list text:style-name="L2">
        <text:list-item>
          <text:p text:style-name="P2"><text:span text:style-name="T2">INTRODUCCION</text:span></text:p>
        </text:list-item>
      </text:list>
      <text:p text:style-name="P3"><text:span text:style-name="T3">FULLROWING - Gestión de Equipos de Remo</text:span></text:p>
      <text:p text:style-name="P3"><text:span text:style-name="T4">En el ámbito del deporte, la organización eficiente y el manejo adecuado de los equipos son claves para lograr el éxito. Sin embargo, en deportes colectivos como el remo, donde la coordinación entre los integrantes es crucial, gestionar todos los aspectos relacionados con el equipo puede ser una tarea compleja. Es en este contexto donde surge<text:s/></text:span><text:span text:style-name="T5">FULLROWING</text:span><text:span text:style-name="T6">, una aplicación de gestión de equipos de remo diseñada para facilitar y optimizar la administración de clubes, atletas, entrenadores y competiciones.</text:span></text:p>
      <text:p text:style-name="P3"><text:span text:style-name="T7">FULLROWING</text:span><text:span text:style-name="T8"><text:s/>tiene como objetivo principal ofrecer una solución tecnológica que permita la organización eficiente de los equipos de remo, tanto a nivel amateur como profesional. Esta herramienta ayudará a los entrenadores y gestores a llevar un control detallado de los integrantes del equipo, gestionar horarios de entrenamiento, analizar el rendimiento de los deportistas, coordinar eventos y competiciones, y facilitar la comunicación entre los miembros del equipo.</text:span></text:p>
      <text:p text:style-name="P3"><text:span text:style-name="T8">La aplicación está pensada para ser intuitiva y accesible, con un enfoque en la simplicidad y eficacia. Con<text:s/></text:span><text:span text:style-name="T9">FULLROWING</text:span><text:span text:style-name="T10">, los clubes de remo podrán centrarse más en el entrenamiento y menos en las tareas administrativas, mejorando así su rendimiento global.</text:span></text:p>
      <text:p text:style-name="P4"><text:span text:style-name="T11"/></text:p>
      <text:p text:style-name="P5"><text:span text:style-name="T12">2. ESTUDIO DE MERCADO</text:span></text:p>
      <text:p text:style-name="P6"><text:span text:style-name="T13">2.1. Contexto del sector productivo</text:span></text:p>
      <text:p text:style-name="P7"><text:span text:style-name="T14">El remo es un deporte que ha ganado popularidad a lo largo de los años, tanto a nivel amateur como profesional. En la<text:s/></text:span><text:span text:style-name="T15">Comunidad Valenciana</text:span><text:span text:style-name="T16">, existen más de<text:s/></text:span><text:span text:style-name="T17">20 clubes de remo</text:span><text:span text:style-name="T18">, mientras que en<text:s/></text:span><text:span text:style-name="T19">España</text:span><text:span text:style-name="T20"><text:s/>el número asciende a unos<text:s/></text:span><text:span text:style-name="T21">200 clubes</text:span><text:span text:style-name="T22">. A nivel global, el remo cuenta con una presencia significativa, siendo un deporte olímpico que se practica en diversos países y con gran representación internacional.</text:span></text:p>
      <text:p text:style-name="P7"><text:span text:style-name="T22">Este deporte incluye varias modalidades, como el<text:s/></text:span><text:span text:style-name="T23">remo olímpico</text:span><text:span text:style-name="T24">, el<text:s/></text:span><text:span text:style-name="T25">remo de mar</text:span><text:span text:style-name="T26"><text:s/>(que ha sido recientemente añadido a las modalidades olímpicas con el formato<text:s/></text:span><text:span text:style-name="T27">Beach Sprint</text:span><text:span text:style-name="T28">), y el<text:s/></text:span><text:span text:style-name="T29">remo de banco fijo</text:span><text:span text:style-name="T30">, cada uno con sus diferentes tipos de embarcaciones. La flexibilidad en las modalidades permite que el remo atraiga a diferentes tipos de practicantes, desde aquellos que buscan competir a nivel profesional hasta quienes lo hacen de forma recreativa.</text:span></text:p>
      <text:p text:style-name="P7"><text:span text:style-name="T30">Además, el remo es un deporte<text:s/></text:span><text:span text:style-name="T31">inclusivo y accesible</text:span><text:span text:style-name="T32"><text:s/>para personas de todas las edades y géneros, lo que lo convierte en una actividad ampliamente popular en diversas comunidades. Esto es respaldado por la creciente tendencia de incorporación de nuevas categorías, como la modalidad de remo de mar en las próximas Olimpiadas, lo cual refleja una expansión del deporte hacia nuevas disciplinas y más visibilidad en el ámbito internacional.</text:span></text:p>
      <text:p text:style-name="P8"><text:span text:style-name="T33">Tendencias tecnológicas y económicas</text:span><text:span text:style-name="T34">:</text:span></text:p>
      <text:list text:style-name="L9">
        <text:list-item>
          <text:p text:style-name="P9"><text:span text:style-name="T34">En términos tecnológicos, hay un creciente interés en la digitalización de las actividades deportivas, con aplicaciones que permiten gestionar equipos, monitorear el rendimiento de los atletas, coordinar competiciones y facilitar la comunicación interna.</text:span></text:p>
        </text:list-item>
        <text:list-item>
          <text:p text:style-name="P9"><text:span text:style-name="T34">En cuanto a las<text:s/></text:span><text:span text:style-name="T35">tendencias demográficas</text:span><text:span text:style-name="T36">, el remo se está haciendo más accesible gracias a la creación de escuelas deportivas en clubes, lo que incrementa la participación de jóvenes y adultos mayores en la disciplina.</text:span></text:p>
        </text:list-item>
        <text:list-item>
          <text:p text:style-name="P9"><text:span text:style-name="T36">En el aspecto<text:s/></text:span><text:span text:style-name="T37">económico</text:span><text:span text:style-name="T38">, el crecimiento del deporte en áreas turísticas y costeras, junto con la inclusión de modalidades como el remo de mar, también está impulsando el desarrollo de eventos deportivos y competiciones, lo que a su vez genera nuevas oportunidades para la economía local y global.</text:span></text:p>
        </text:list-item>
      </text:list>
      <text:p text:style-name="P10"><text:span text:style-name="T39"/></text:p>
      <text:p text:style-name="P11"><text:span text:style-name="T40">2.2. Análisis de competencia y DAFO</text:span></text:p>
      <text:p text:style-name="P11"><text:span text:style-name="T40">Análisis de la competencia:</text:span></text:p>
      <text:p text:style-name="P12"><text:span text:style-name="T41">Actualmente, no existen aplicaciones específicas para la gestión de clubes de remo, lo que representa una<text:s/></text:span><text:span text:style-name="T42">gran oportunidad</text:span><text:span text:style-name="T43"><text:s/>para que<text:s/></text:span><text:span text:style-name="T44">FULLROWING</text:span><text:span text:style-name="T45"><text:s/>cubra este vacío en el mercado. Las aplicaciones existentes se enfocan en la gestión de gimnasios, CrossFit, u otros deportes, ofreciendo funcionalidades como la<text:s/></text:span><text:span text:style-name="T46">gestión de turnos</text:span><text:span text:style-name="T47"><text:s/>y<text:s/></text:span><text:span text:style-name="T48">asistencia</text:span><text:span text:style-name="T49">, que también serían útiles en FULLROWING.</text:span></text:p>
      <text:p text:style-name="P12"><text:span text:style-name="T50"/></text:p>
      <text:p text:style-name="P12"><text:span text:style-name="T51">Sin embargo, los clubes de remo suelen gestionar sus actividades utilizando herramientas<text:s/></text:span><text:span text:style-name="T52">básicas como WhatsApp y Excel</text:span><text:span text:style-name="T53">, lo que implica que todavía no han adoptado una solución integral y específica que facilite todas sus necesidades administrativas y de comunicación. Este es un punto clave, ya que<text:s/></text:span><text:span text:style-name="T54">FULLROWING</text:span><text:span text:style-name="T55"><text:s/>ofrecería una solución que engloba todas las funcionalidades necesarias para un club de remo, lo que lo diferencia de las soluciones actuales, que son más genéricas.</text:span></text:p>
      <text:p text:style-name="P12"><text:span text:style-name="T56"/></text:p>
      <text:p text:style-name="P13"><text:span text:style-name="T57">Fortalezas de FULLROWING frente a la competencia:</text:span></text:p>
      <text:list text:style-name="L14">
        <text:list-item>
          <text:p text:style-name="P14"><text:span text:style-name="T58">Plataforma especializada:</text:span><text:span text:style-name="T59"><text:s/>Mientras que las aplicaciones actuales son generales, FULLROWING estará específicamente diseñada para clubes de remo, abordando las necesidades concretas de este deporte.</text:span></text:p>
        </text:list-item>
      </text:list>
      <text:p text:style-name="P15"><text:span text:style-name="T60"/></text:p>
      <text:list text:style-name="L16">
        <text:list-item>
          <text:p text:style-name="P16"><text:span text:style-name="T61">Gestión integral:</text:span><text:span text:style-name="T62"><text:s/>La plataforma incluirá herramientas para gestionar turnos, asistencia, entrenamientos, calendarios de competición y la intercomunicación entre todos los miembros del club (deportistas, entrenadores y coordinadores), todo en un solo lugar.</text:span></text:p>
        </text:list-item>
      </text:list>
      <text:p text:style-name="P17"><text:span text:style-name="T63"/></text:p>
      <text:list text:style-name="L18">
        <text:list-item>
          <text:p text:style-name="P18"><text:span text:style-name="T64">Mejora en la comunicación:</text:span><text:span text:style-name="T65"><text:s/>FULLROWING facilitará una comunicación fluida entre deportistas y entrenadores, y entre entrenadores de diferentes categorías, optimizando la coordinación entre ellos.</text:span></text:p>
        </text:list-item>
      </text:list>
      <text:p text:style-name="P19"><text:span text:style-name="T66"/></text:p>
      <text:p text:style-name="P20"><text:span text:style-name="T67">Debilidades en comparación con la competencia:</text:span></text:p>
      <text:list text:style-name="L21">
        <text:list-item>
          <text:p text:style-name="P21"><text:span text:style-name="T67">Coste para el usuario:</text:span><text:span text:style-name="T68"><text:s/>A diferencia de las soluciones actuales (como WhatsApp o Excel, que son gratuitas), FULLROWING no será una aplicación gratuita, lo que puede ser una barrera para algunos clubes.</text:span></text:p>
        </text:list-item>
      </text:list>
      <text:p text:style-name="P22"><text:span text:style-name="T69"/></text:p>
      <text:p text:style-name="P23"><text:span text:style-name="T70">Análisis DAFO de FULLROWING</text:span></text:p>
      <text:p text:style-name="P24"><text:span text:style-name="T71">Debilidades:</text:span></text:p>
      <text:list text:style-name="L25">
        <text:list-item>
          <text:p text:style-name="P25"><text:span text:style-name="T72">FULLROWING no es gratuita, lo que podría ser un obstáculo en su adopción, especialmente en clubes pequeños o con presupuestos limitados.</text:span></text:p>
        </text:list-item>
      </text:list>
      <text:p text:style-name="P26"><text:span text:style-name="T73"/></text:p>
      <text:list text:style-name="L27">
        <text:list-item>
          <text:p text:style-name="P27"><text:span text:style-name="T74">La resistencia al cambio en los clubes que ya están acostumbrados a utilizar herramientas simples y gratuitas.</text:span></text:p>
        </text:list-item>
      </text:list>
      <text:p text:style-name="P28"><text:span text:style-name="T75">Amenazas:</text:span></text:p>
      <text:list text:style-name="L29">
        <text:list-item>
          <text:p text:style-name="P29"><text:span text:style-name="T76">Aparición de nuevas aplicaciones o plataformas generalistas que amplíen sus funcionalidades hacia deportes acuáticos.</text:span></text:p>
        </text:list-item>
      </text:list>
      <text:p text:style-name="P30"><text:span text:style-name="T77"/></text:p>
      <text:list text:style-name="L31">
        <text:list-item>
          <text:p text:style-name="P31"><text:span text:style-name="T78">Dificultad en convencer a los clubes de abandonar herramientas gratuitas como WhatsApp o Excel en favor de una solución de pago.</text:span></text:p>
        </text:list-item>
      </text:list>
      <text:p text:style-name="P32"><text:span text:style-name="T79">Fortalezas:</text:span></text:p>
      <text:list text:style-name="L33">
        <text:list-item>
          <text:p text:style-name="P33"><text:span text:style-name="T80">FULLROWING cubrirá una necesidad no atendida en la gestión de clubes de remo.</text:span></text:p>
        </text:list-item>
      </text:list>
      <text:p text:style-name="P34"><text:span text:style-name="T81"/></text:p>
      <text:list text:style-name="L35">
        <text:list-item>
          <text:p text:style-name="P35"><text:span text:style-name="T82">Plataforma completa e integrada que facilita la gestión de turnos, asistencia, comunicación y otros aspectos clave.</text:span></text:p>
        </text:list-item>
      </text:list>
      <text:p text:style-name="P36"><text:span text:style-name="T83"/></text:p>
      <text:list text:style-name="L37">
        <text:list-item>
          <text:p text:style-name="P37"><text:span text:style-name="T84">Adaptación a todas las modalidades de remo, lo que amplía su alcance.</text:span></text:p>
        </text:list-item>
      </text:list>
      <text:p text:style-name="P38"><text:span text:style-name="T85">Oportunidades:</text:span></text:p>
      <text:list text:style-name="L39">
        <text:list-item>
          <text:p text:style-name="P39"><text:span text:style-name="T86">Crecimiento del remo, especialmente con la incorporación de nuevas modalidades como el remo de mar en las próximas olimpiadas.</text:span></text:p>
        </text:list-item>
      </text:list>
      <text:p text:style-name="P40"><text:span text:style-name="T87"/></text:p>
      <text:list text:style-name="L41">
        <text:list-item>
          <text:p text:style-name="P41"><text:span text:style-name="T88">Aumento en la demanda de soluciones digitales que simplifiquen la gestión deportiva y optimicen la comunicación en clubes y equipos.</text:span></text:p>
        </text:list-item>
      </text:list>
      <text:p text:style-name="P42"><text:span text:style-name="T89"/></text:p>
      <text:p text:style-name="P43"><text:span text:style-name="T90">2.3. Segmentación del mercado</text:span><text:span text:style-name="T91"/></text:p>
      <text:p text:style-name="P43"><text:span text:style-name="T92">El público objetivo de FULLROWING abarca todos los clubes de remo a nivel mundial, tanto profesionales como amateurs. Dado el creciente interés por el remo y la necesidad de una gestión eficiente en los clubes, la aplicación está diseñada para ser útil para cualquier tipo de club, independientemente de su tamaño o nivel de profesionalismo. Este enfoque permitirá que tanto los clubes de élite como los de carácter amateur se beneficien de las herramientas que ofrece la aplicación para optimizar la gestión de equipos, entrenamientos y recursos.</text:span></text:p>
      <text:p text:style-name="P43"><text:span text:style-name="T92">En este proyecto específico, se desarrollará una aplicación de escritorio destinada a coordinadores, que será la herramienta principal para la gestión administrativa y operativa del club de remo. Este enfoque facilita que los coordinadores puedan organizar las actividades del club de manera eficiente, planificar entrenamientos, gestionar equipos y recursos, y mantener una comunicación fluida con los entrenadores y deportistas.</text:span></text:p>
      <text:p text:style-name="P43"><text:span text:style-name="T92">A medida que se vayan desarrollando otras aplicaciones de FULLROWING, el objetivo es crear una plataforma integral para todos los miembros del club. En el futuro, se lanzará una aplicación móvil para deportistas, que estará orientada al seguimiento individual de su rendimiento y la interacción con los entrenadores. También se desarrollará una aplicación de escritorio para entrenadores, enfocada en la planificación y análisis de entrenamientos.</text:span></text:p>
      <text:p text:style-name="P43"><text:span text:style-name="T92">El modelo de negocio de FULLROWING será basado en suscripción mensual. Los clubes podrán acceder a todas las funcionalidades de la aplicación mediante un pago mensual que garantizará el acceso a las herramientas de gestión. Cuando se implementen las aplicaciones para los deportistas, se establecerá una suscripción mensual individual, con un coste significativamente más bajo que el de los clubes, para permitir a los deportistas acceder a sus entrenamientos, notificaciones y seguimiento de rendimiento.</text:span></text:p>
      <text:p text:style-name="P43"><text:span text:style-name="T93"/></text:p>
      <text:p text:style-name="P43"><text:span text:style-name="T94">2.4. Ubicación</text:span></text:p>
      <text:p text:style-name="P44"><text:span text:style-name="T95">Tras analizar las posibles opciones de ubicación para desarrollar el proyecto FULLROWING, se ha decidido optar por un espacio de coworking, ya que es la modalidad que mejor se adapta a las necesidades del proyecto, dado que será desarrollado por un único profesional. La elección de un coworking proporciona un entorno dinámico y colaborativo, ideal para fomentar la productividad y facilitar la interacción con otros profesionales, lo que resulta especialmente valioso en una etapa inicial del proyecto.</text:span></text:p>
      <text:p text:style-name="P44"><text:span text:style-name="T95"/></text:p>
      <text:p text:style-name="P44"><text:span text:style-name="T95">Se ha estudiado varias opciones de coworking en la ciudad de Alicante, comparando precios y servicios ofrecidos por diversas empresas. Después de un análisis detallado, se ha seleccionado el espacio de coworking Regus, ubicado en el centro de Alicante, por su ubicación estratégica, precios competitivos y la variedad de servicios que ofrece</text:span></text:p>
      <text:p text:style-name="P44"><text:span text:style-name="T95"/></text:p>
      <text:p text:style-name="P44"><text:span text:style-name="T95">Este coworking proporciona un espacio individual completamente equipado que será adecuado para el desarrollo del software y la gestión administrativa del proyecto. Además, cuenta con conexión a Internet de alta velocidad, acceso a salas de reuniones, cocina, áreas comunes y otros servicios como impresión y domiciliación de la empresa.</text:span></text:p>
      <text:p text:style-name="P44"><text:span text:style-name="T95"/></text:p>
      <text:p text:style-name="P44"><text:span text:style-name="T95">El coste mensual de alquilar este espacio será de [</text:span><text:span text:style-name="T96">precio</text:span><text:span text:style-name="T97">] euros al mes, más IVA, lo cual se ajusta al presupuesto previsto para el desarrollo del proyecto. Este precio incluye servicios clave como conexión Wi-Fi, acceso a salas de reuniones, uso de la cocina y áreas comunes, entre otros. La ubicación en el centro de la ciudad facilita el acceso al coworking, y la comunidad de profesionales que allí se encuentran ofrecerá un entorno estimulante para el desarrollo de FULLROWING.</text:span></text:p>
      <text:p text:style-name="P44"><text:span text:style-name="T97"/></text:p>
      <text:p text:style-name="P44"><text:span text:style-name="T97">5 días€ 99 al mes.</text:span></text:p>
      <text:p text:style-name="P44"><text:span text:style-name="T97">10 días€ 139 al mes.</text:span></text:p>
      <text:p text:style-name="P44"><text:span text:style-name="T97">30 días€ 235 al mes.</text:span></text:p>
      <text:p text:style-name="P44"><text:span text:style-name="T97"/></text:p>
      <text:p text:style-name="P44"><text:span text:style-name="T97">Además, si en el futuro se decide ampliar la plantilla y el proyecto crece, este espacio de coworking será una excelente opción para trabajar en equipo, ya que ofrece un entorno flexible y colaborativo que facilita el trabajo conjunto en proyectos de desarrollo y otras actividades relacionadas con el negocio.</text:span></text:p>
      <text:p text:style-name="P44"><text:span text:style-name="T97"/></text:p>
      <text:p text:style-name="P44"><text:span text:style-name="T97"/></text:p>
      <text:p text:style-name="P44"><text:span text:style-name="T97"/></text:p>
      <text:p text:style-name="P45"><text:span text:style-name="T98">. Avenida Perfecto Palacio de la Fuente, 1 Alicante 03003.</text:span><text:span text:style-name="T99"/></text:p>
      <text:p text:style-name="P46"><text:span text:style-name="T99"/></text:p>
      <text:p text:style-name="P46"><draw:frame text:anchor-type="as-char" svg:width="146.58mm" svg:height="57.41mm" style:rel-width="scale" style:rel-height="scale"><draw:object-ole xlink:href="OleObj1"/><draw:image xlink:href="ObjectReplacements/OleObj1"/></draw:frame><text:span text:style-name="T99"/></text:p>
      <text:p text:style-name="P46"><text:span text:style-name="T100"/></text:p>
      <text:p text:style-name="P46"><text:span text:style-name="T100"/></text:p>
      <text:p text:style-name="P46"><text:span text:style-name="T100">--------------------------------------------------------------------------------------------</text:span></text:p>
      <text:p text:style-name="P47"><text:span text:style-name="T101">3. Marketing. </text:span></text:p>
      <text:p text:style-name="P48"><text:span text:style-name="T101">3.1. Producto o servicio.</text:span></text:p>
      <text:p text:style-name="P48"><text:span text:style-name="T101">3.2. Precio. </text:span></text:p>
      <text:p text:style-name="P48"><text:span text:style-name="T101">3.3. Promoción. </text:span></text:p>
      <text:p text:style-name="P48"><text:span text:style-name="T101">3.4. Distribución.</text:span></text:p>
      <text:p text:style-name="P49"><text:span text:style-name="T101">4. Forma jurídica. </text:span></text:p>
      <text:p text:style-name="P49"><text:span text:style-name="T101">5. Recursos humanos. </text:span></text:p>
      <text:p text:style-name="P49"><text:span text:style-name="T101">6. Análisis de costes.</text:span></text:p>
      <text:p text:style-name="P49"><text:span text:style-name="T101">7. Inversión inicial. </text:span></text:p>
      <text:p text:style-name="P49"><text:span text:style-name="T101">8. Fuentes de financiación. </text:span></text:p>
      <text:p text:style-name="P50"><text:span text:style-name="T102"/></text:p>
      <text:p text:style-name="P51"><text:span text:style-name="T103">9. Viabilidad económica: Plan económico-financiero.</text:span></text:p>
      <text:p text:style-name="P52"><text:span text:style-name="T103">9.1. Plan de tesorería. </text:span></text:p>
      <text:p text:style-name="P52"><text:span text:style-name="T103">9.2. Cuenta de resultados. </text:span></text:p>
      <text:p text:style-name="P53"><text:span text:style-name="T104">-----------------------------------------------------------------------------------</text:span></text:p>
      <text:p text:style-name="P53"><text:span text:style-name="T105">10. Análisis de requisitos. </text:span></text:p>
      <text:p text:style-name="P54"><text:span text:style-name="T105">10.1. Requisitos funcionales. </text:span></text:p>
      <text:p text:style-name="P54"><text:span text:style-name="T106">FULLROWING es una empresa dedicada al desarrollo de soluciones tecnológicas para la gestión integral de clubes de remo. Con el objetivo de mejorar la organización, comunicación y eficiencia en el ámbito del remo, FULLROWING ofrece una serie de aplicaciones que abarcan diferentes necesidades dentro de un club de remo, adaptándose tanto a entrenadores, como a coordinadores y deportistas.</text:span></text:p>
      <text:p text:style-name="P54"><text:span text:style-name="T106">La aplicación que se desarrollará en este proyecto es una aplicación de escritorio para coordinadores. Esta herramienta estará destinada a la gestión de los aspectos administrativos, operativos y de planificación de un club de remo, centralizando en una única plataforma todas las funciones necesarias para que los coordinadores puedan gestionar equipos, entrenamientos, recursos humanos, y la comunicación con entrenadores y deportistas.</text:span></text:p>
      <text:p text:style-name="P54"><text:span text:style-name="T106">En paralelo, FULLROWING contará con aplicaciones móviles para los deportistas, que permitirán un acceso directo a sus entrenamientos, notificaciones y seguimiento personal de su rendimiento, y una aplicación de escritorio para entrenadores, que facilitará la programación de entrenamientos y el análisis del progreso de los atletas. Estas aplicaciones se interconectarán entre sí para crear un ecosistema eficiente y fluido para el funcionamiento del club.</text:span></text:p>
      <text:p text:style-name="P54"><text:span text:style-name="T106">A continuación, se detallan los requisitos funcionales que definirán las funcionalidades clave de la aplicación de escritorio para coordinadores, que tiene como objetivo optimizar la gestión administrativa y operativa del club de remo.</text:span></text:p>
      <text:p text:style-name="P54"><text:span text:style-name="T106"/></text:p>
      <text:p text:style-name="P54"><text:span text:style-name="T106"/></text:p>
      <text:p text:style-name="P54"><text:span text:style-name="T106"/></text:p>
      <text:p text:style-name="P54"><text:span text:style-name="T106"/></text:p>
      <text:p text:style-name="P54"><text:span text:style-name="T106"/></text:p>
      <text:p text:style-name="P54"><text:span text:style-name="T106"/></text:p>
      <text:p text:style-name="P54"><text:span text:style-name="T106"/></text:p>
      <text:p text:style-name="P54"><text:span text:style-name="T107">10.2. Requisitos no funcionales. </text:span></text:p>
      <text:p text:style-name="P54"><text:span text:style-name="T107">10.3. Metodología de desarrollo. Fases del proyecto. Tareas y plazos de ejecución. </text:span></text:p>
      <text:p text:style-name="P54"><text:span text:style-name="T108"/></text:p>
      <text:p text:style-name="P54"><text:span text:style-name="T109">11. Diseño. </text:span></text:p>
      <text:p text:style-name="P55"><text:span text:style-name="T109">11.1. Diseño de datos (opcional). </text:span></text:p>
      <text:p text:style-name="P55"><text:span text:style-name="T109">11.1.1. Entidad<text:s/></text:span><text:span text:style-name="T110">–</text:span><text:span text:style-name="T111"><text:s/>Relaci</text:span><text:span text:style-name="T112">ón. </text:span></text:p>
      <text:p text:style-name="P55"><text:span text:style-name="T112">11.1.2. Diseño lógico<text:s/></text:span><text:span text:style-name="T113">–</text:span><text:span text:style-name="T114"><text:s/>relacional / Estructura de la base de datos. </text:span></text:p>
      <text:p text:style-name="P55"><text:span text:style-name="T115">11.2. Diseño funcional </text:span></text:p>
      <text:p text:style-name="P55"><text:span text:style-name="T115">11.2.1. Diagrama de clases. </text:span></text:p>
      <text:p text:style-name="P55"><text:span text:style-name="T115">11.2.2. Diagrama de casos de uso. </text:span></text:p>
      <text:p text:style-name="P55"><text:span text:style-name="T115">11.3. Diseño conceptual (solo videojuegos) </text:span></text:p>
      <text:p text:style-name="P55"><text:span text:style-name="T115">11.3.1. Concepto del juego.</text:span></text:p>
      <text:p text:style-name="P55"><text:span text:style-name="T115">11.3.2. Mundo y ambientación. </text:span></text:p>
      <text:p text:style-name="P55"><text:span text:style-name="T115">11.3.3. Mecánicas.</text:span></text:p>
      <text:p text:style-name="P55"><text:span text:style-name="T115">11.3.4. Personajes y enemigos. </text:span></text:p>
      <text:p text:style-name="P55"><text:span text:style-name="T115">11.4. Diseño de interfaces. </text:span></text:p>
      <text:p text:style-name="P56"><text:span text:style-name="T116"/></text:p>
      <text:p text:style-name="P56"><text:span text:style-name="T117">12. Implementación. </text:span></text:p>
      <text:p text:style-name="P57"><text:span text:style-name="T117">12.1. Tecnologías a emplear.</text:span></text:p>
      <text:p text:style-name="P57"><text:span text:style-name="T117">12.2. Assets (solo videojuegos). </text:span></text:p>
      <text:p text:style-name="P57"><text:span text:style-name="T117">12.3. Diario de desarrollo. </text:span></text:p>
      <text:p text:style-name="P58"><text:span text:style-name="T118"/></text:p>
      <text:p text:style-name="P58"><text:span text:style-name="T119">13. Pruebas. </text:span></text:p>
      <text:p text:style-name="P59"><text:span text:style-name="T119">13.1. Procedimiento de evaluación, seguimiento y control del proyecto. </text:span></text:p>
      <text:p text:style-name="P59"><text:span text:style-name="T119">13.2. Procedimientos para la participación de los usuarios en la evaluación del proyecto. </text:span></text:p>
      <text:p text:style-name="P60"><text:span text:style-name="T120"/></text:p>
      <text:p text:style-name="P60"><text:span text:style-name="T121">14. Conclusiones. </text:span></text:p>
      <text:p text:style-name="P60"><text:span text:style-name="T122"/></text:p>
      <text:p text:style-name="P60"><text:span text:style-name="T123">15. Bibliografía.</text:span></text:p>
      <text:p text:style-name="P60"><text:span text:style-name="T124"/></text:p>
      <text:p text:style-name="P60"><text:span text:style-name="T125"><text:s/>16. Anexo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